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4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7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9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1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4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7.09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9.13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ff" fo:font-size="12pt" style:font-size-asian="12pt" style:font-size-complex="12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aa22ff" fo:font-size="12pt" style:font-size-asian="12pt" style:font-size-complex="12pt"/>
    </style:style>
    <style:style style:name="T8" style:family="text">
      <style:text-properties fo:color="#b00040" fo:font-size="12pt" style:font-size-asian="12pt" style:font-size-complex="12pt"/>
    </style:style>
    <style:style style:name="T9" style:family="text">
      <style:text-properties fo:color="#ba2121" fo:font-size="12pt" style:font-size-asian="12pt" style:font-size-complex="12pt"/>
    </style:style>
    <style:style style:name="T10" style:family="text">
      <style:text-properties fo:color="#bc7a00" fo:font-size="12pt" style:font-size-asian="12pt" style:font-size-complex="12pt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ba2121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8" style:family="text">
      <style:text-properties fo:color="#7d9029" fo:font-size="12pt" style:font-size-asian="12pt" style:font-size-complex="12pt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7d9029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/>
    </style:style>
    <style:style style:name="T22" style:family="text">
      <style:text-properties fo:color="#b00040"/>
    </style:style>
    <style:style style:name="T23" style:family="text">
      <style:text-properties fo:color="#ba2121"/>
    </style:style>
    <style:style style:name="T24" style:family="text">
      <style:text-properties fo:color="#666666"/>
    </style:style>
    <style:style style:name="T25" style:family="text">
      <style:text-properties fo:color="#008000"/>
    </style:style>
    <style:style style:name="T26" style:family="text">
      <style:text-properties fo:color="#7d9029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ntrodução ao Angular</text:p>
            <text:p>Datepicker</text:p>
            <text:p>Passagem de Parâmetro (Output)</text:p>
            <text:p>Exercício - IBettMyMone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tiv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ar a classe Datepicker (widget do Bootstrap)</text:p>
                <text:list>
                  <text:list-item>
                    <text:p><text:a xlink:href="https://ng-bootstrap.github.io/#/components/datepicker/overview" xlink:type="simple">https://ng-bootstrap.github.io/#/components/datepicker/overview</text:a></text:p>
                  </text:list-item>
                </text:list>
              </text:list-item>
              <text:list-item>
                <text:p>Passar parâmetros de um componente filho para um componente pai.</text:p>
                <text:list>
                  <text:list-item>
                    <text:p><text:a xlink:href="https://angular.io/guide/component-interaction" xlink:type="simple">https://angular.io/guide/component-interactio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tre no site do ng-bootstrap</text:p>
                <text:list>
                  <text:list-item>
                    <text:p><text:a xlink:href="https://ng-bootstrap.github.io/#/getting-started" xlink:type="simple">https://ng-bootstrap.github.io/#/getting-started</text:a></text:p>
                  </text:list-item>
                </text:list>
              </text:list-item>
              <text:list-item>
                <text:p>A instalação é feita via npm:</text:p>
                <text:list>
                  <text:list-item>
                    <text:p>npm install --save @ng-bootstrap/ng-bootstrap</text:p>
                  </text:list-item>
                </text:list>
              </text:list-item>
              <text:list-item>
                <text:p>Importe o NgbModule em app.module.ts</text:p>
              </text:list-item>
            </text:list>
          </draw:text-box>
        </draw:frame>
        <draw:frame draw:style-name="gr2" draw:text-style-name="P3" draw:layer="layout" svg:width="17cm" svg:height="3.914cm" svg:x="2.6cm" svg:y="10.5cm">
          <draw:text-box>
            <text:p text:style-name="P2"><text:span text:style-name="T1">import {NgbModule} from '@ng-bootstrap/ng-bootstrap';</text:span></text:p>
            <text:p text:style-name="P2"><text:span text:style-name="T1">@NgModule({</text:span></text:p>
            <text:p text:style-name="P2"><text:span text:style-name="T1"><text:s text:c="2"/></text:span><text:span text:style-name="T1">...</text:span></text:p>
            <text:p text:style-name="P2"><text:span text:style-name="T1"><text:s text:c="2"/></text:span><text:span text:style-name="T1">imports: [NgbModule, ...],</text:span></text:p>
            <text:p text:style-name="P2"><text:span text:style-name="T1"><text:s text:c="2"/></text:span><text:span text:style-name="T1">...</text:span></text:p>
            <text:p text:style-name="P2"><text:span text:style-name="T1">}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datepicker-popu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usar o exemplo do datepicker-popup</text:p>
                <text:list>
                  <text:list-item>
                    <text:p><text:a xlink:href="https://ng-bootstrap.github.io/#/components/datepicker/examples" xlink:type="simple">https://ng-bootstrap.github.io/#/components/datepicker/examples</text:a>#popup</text:p>
                  </text:list-item>
                </text:list>
              </text:list-item>
              <text:list-item>
                <text:p>Crie um novo componente no seu projeto, para que não se misture com o componente raiz, o app.component:</text:p>
                <text:list>
                  <text:list-item>
                    <text:p>ng g c <text:span text:style-name="T2">datepicker-popup</text:span> --spec=fals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434cm" svg:height="1.423cm" svg:x="3.2cm" svg:y="13.2cm">
          <draw:text-box>
            <text:p>Obs.: o nome datepicker-popup é algo escolhido pelo autor, você pode escolher</text:p>
            <text:p>qualquer nome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datepicker-popu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datepicker-popup.component.css, você irá colar o código do CSS para o calendário.</text:p>
              </text:list-item>
            </text:list>
          </draw:text-box>
        </draw:frame>
        <draw:frame draw:style-name="gr4" draw:text-style-name="P5" draw:layer="layout" svg:width="23cm" svg:height="7.881cm" svg:x="2cm" svg:y="6.4cm">
          <draw:text-box>
            <text:p><text:span text:style-name="T3">button</text:span><text:span text:style-name="T4">.</text:span><text:span text:style-name="T5">calendar</text:span><text:span text:style-name="T6">,</text:span><text:span text:style-name="T4"> </text:span><text:span text:style-name="T3">button</text:span><text:span text:style-name="T4">.</text:span><text:span text:style-name="T5">calendar</text:span><text:span text:style-name="T4">:</text:span><text:span text:style-name="T7">active</text:span><text:span text:style-name="T4"> {</text:span></text:p>
            <text:p><text:span text:style-name="T4"><text:s text:c="4"/></text:span><text:span text:style-name="T3">width</text:span><text:span text:style-name="T4">: </text:span><text:span text:style-name="T6">2.75</text:span><text:span text:style-name="T8">rem</text:span><text:span text:style-name="T4">;</text:span></text:p>
            <text:p><text:span text:style-name="T4"><text:s text:c="4"/></text:span><text:span text:style-name="T3">background-image</text:span><text:span text:style-name="T4">: </text:span><text:span text:style-name="T3">url</text:span><text:span text:style-name="T4">(</text:span><text:span text:style-name="T9">'data:image/png;base64,iVBORw0KGgoAAAANSUhEUgAAACIAAAAcCAYAAAAEN20fAAAABHNCSVQICAgIfAhkiAAAAAlwSFlzAAAOxAAADsQBlSsOGwAAABl0RVh0U29mdHdhcmUAd3d3Lmlua3NjYXBlLm9yZ5vuPBoAAAEUSURBVEiJ7ZQxToVAEIY/YCHGxN6XGOIpnpaEsBSeQC9ArZbm9TZ6ADyBNzAhQGGl8Riv4BLAWAgmkpBYkH1b8FWT2WK/zJ8ZJ4qiI6XUI3ANnGKWBnht2/ZBDRK3hgVGNsCd7/ui+JkEIrKtqurLpEWaphd933+IyI3LEIdpCYCiKD6HcuOa/nwOa0ScJEnk0BJg0UTUWJRl6RxCYEzEmomsIlPU3IPW+grIAbquy+q6fluy/28RIBeRMwDXdXMgXLj/B2uimRXpui4D9sBeRLKl+1N+L+t6RwbWrZliTTTr1oxYtzVWiTQAcRxvTX+eJMnlUDaO1vpZRO5NS0x48sIwfPc87xg4B04MCzQi8hIEwe4bl1DnFMCN2zsAAAAASUVORK5CYII='</text:span><text:span text:style-name="T4">) </text:span><text:span text:style-name="T10">!important</text:span><text:span text:style-name="T4">;</text:span></text:p>
            <text:p><text:span text:style-name="T4"><text:s text:c="4"/></text:span><text:span text:style-name="T3">background-repeat</text:span><text:span text:style-name="T4">: </text:span><text:span text:style-name="T3">no-repeat</text:span><text:span text:style-name="T4">;</text:span></text:p>
            <text:p><text:span text:style-name="T4"><text:s text:c="4"/></text:span><text:span text:style-name="T3">background-size</text:span><text:span text:style-name="T4">: </text:span><text:span text:style-name="T6">23</text:span><text:span text:style-name="T8">px</text:span><text:span text:style-name="T4">;</text:span></text:p>
            <text:p><text:span text:style-name="T4"><text:s text:c="4"/></text:span><text:span text:style-name="T3">background-position</text:span><text:span text:style-name="T4">: </text:span><text:span text:style-name="T3">center</text:span><text:span text:style-name="T4">;</text:span></text:p>
            <text:p><text:span text:style-name="T4"><text:s text:c="2"/></text:span><text:span text:style-name="T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datepicker-popu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datepicker-popup.component.ts</text:p>
              </text:list-item>
            </text:list>
          </draw:text-box>
        </draw:frame>
        <draw:frame draw:style-name="gr5" draw:text-style-name="P7" draw:layer="layout" svg:width="11.6cm" svg:height="7.093cm" svg:x="0.6cm" svg:y="6.4cm">
          <draw:text-box>
            <text:p><text:span text:style-name="T11">import</text:span><text:span text:style-name="T12"> { Component, Output, EventEmitter} from </text:span><text:span text:style-name="T13">'@angular/core'</text:span><text:span text:style-name="T12">;</text:span></text:p>
            <text:p><text:span text:style-name="T12"/></text:p>
            <text:p><text:span text:style-name="T11">@Component</text:span><text:span text:style-name="T12">({</text:span></text:p>
            <text:p><text:span text:style-name="T12"><text:s text:c="2"/></text:span><text:span text:style-name="T12">selector</text:span><text:span text:style-name="T14">:</text:span><text:span text:style-name="T12"> </text:span><text:span text:style-name="T13">'app-datepicker-popup'</text:span><text:span text:style-name="T12">,</text:span></text:p>
            <text:p><text:span text:style-name="T12"><text:s text:c="2"/></text:span><text:span text:style-name="T12">templateUrl</text:span><text:span text:style-name="T14">:</text:span><text:span text:style-name="T12"> </text:span><text:span text:style-name="T13">'./datepicker-popup.component.html'</text:span><text:span text:style-name="T12">,</text:span></text:p>
            <text:p><text:span text:style-name="T12"><text:s text:c="2"/></text:span><text:span text:style-name="T12">styleUrls</text:span><text:span text:style-name="T14">:</text:span><text:span text:style-name="T12"> [</text:span><text:span text:style-name="T13">'./datepicker-popup.component.css'</text:span><text:span text:style-name="T12">]</text:span></text:p>
            <text:p><text:span text:style-name="T12">})</text:span></text:p>
            <text:p><text:span text:style-name="T11">export</text:span><text:span text:style-name="T12"> </text:span><text:span text:style-name="T11">class</text:span><text:span text:style-name="T12"> DatepickerPopupComponent{</text:span></text:p>
            <text:p><text:span text:style-name="T12"/></text:p>
            <text:p><text:span text:style-name="T12"><text:s text:c="2"/></text:span><text:span text:style-name="T12">model;</text:span></text:p>
            <text:p><text:span text:style-name="T12"><text:s text:c="2"/></text:span><text:span text:style-name="T11">@Output</text:span><text:span text:style-name="T12">() minhaData </text:span><text:span text:style-name="T14">=</text:span><text:span text:style-name="T12"> </text:span><text:span text:style-name="T11">new</text:span><text:span text:style-name="T12"> EventEmitter</text:span><text:span text:style-name="T14">&lt;</text:span><text:span text:style-name="T11">Object</text:span><text:span text:style-name="T14">&gt;</text:span><text:span text:style-name="T12">();</text:span></text:p>
            <text:p><text:span text:style-name="T12"/></text:p>
            <text:p><text:span text:style-name="T12"><text:s text:c="2"/></text:span><text:span text:style-name="T12">selecionouData(){</text:span></text:p>
            <text:p><text:span text:style-name="T12"><text:s text:c="4"/></text:span><text:span text:style-name="T11">this</text:span><text:span text:style-name="T12">.minhaData.emit(</text:span><text:span text:style-name="T11">this</text:span><text:span text:style-name="T12">.model);</text:span></text:p>
            <text:p><text:span text:style-name="T12"><text:s text:c="2"/></text:span><text:span text:style-name="T12">}</text:span></text:p>
            <text:p><text:span text:style-name="T12"/></text:p>
            <text:p><text:span text:style-name="T12">}</text:span></text:p>
            <text:p><text:span text:style-name="T12"/></text:p>
          </draw:text-box>
        </draw:frame>
        <draw:line draw:style-name="gr6" draw:text-style-name="P8" draw:layer="layout" svg:x1="10.8cm" svg:y1="8.2cm" svg:x2="6.6cm" svg:y2="7cm">
          <text:p/>
        </draw:line>
        <draw:frame draw:style-name="gr7" draw:text-style-name="P4" draw:layer="layout" svg:width="6.492cm" svg:height="0.712cm" svg:x="11.2cm" svg:y="7.6cm">
          <draw:text-box>
            <text:p>Importe o EventEmitter</text:p>
          </draw:text-box>
        </draw:frame>
        <draw:frame draw:style-name="gr8" draw:text-style-name="P5" draw:layer="layout" svg:width="15.767cm" svg:height="1.423cm" svg:x="11.404cm" svg:y="10.1cm">
          <draw:text-box>
            <text:p><text:span text:style-name="T15">A variável “minhaData” será usada como um EventBiding personalizado do</text:span></text:p>
            <text:p><text:span text:style-name="T16">Componente </text:span><text:span text:style-name="T12">DatepickerPopupComponent. Usa-se o @Output para torná-la visível do lado de fora</text:span></text:p>
            <text:p><text:span text:style-name="T17">Da tag </text:span><text:span text:style-name="T16"><text:s/>&lt;</text:span><text:span text:style-name="T13">app-datepicker-popup&gt;</text:span></text:p>
          </draw:text-box>
        </draw:frame>
        <draw:line draw:style-name="gr6" draw:text-style-name="P8" draw:layer="layout" svg:x1="11cm" svg:y1="10.6cm" svg:x2="9.4cm" svg:y2="10.6cm">
          <text:p/>
        </draw:line>
        <draw:frame draw:style-name="gr9" draw:text-style-name="P4" draw:layer="layout" svg:width="2.2cm" svg:height="0.937cm" svg:x="5.2cm" svg:y="12.4cm">
          <draw:text-box>
            <text:p/>
          </draw:text-box>
        </draw:frame>
        <draw:frame draw:style-name="gr10" draw:text-style-name="P4" draw:layer="layout" svg:width="18.984cm" svg:height="1.423cm" svg:x="7.4cm" svg:y="13.088cm">
          <draw:text-box>
            <text:p>Esse método será chamado pelo evento de selecionar uma data no</text:p>
            <text:p>Popup (veja próximo slide!)</text:p>
          </draw:text-box>
        </draw:frame>
        <draw:line draw:style-name="gr6" draw:text-style-name="P8" draw:layer="layout" svg:x1="7cm" svg:y1="14cm" svg:x2="3.6cm" svg:y2="12.2cm">
          <text:p/>
        </draw:line>
        <draw:frame draw:style-name="gr11" draw:text-style-name="P4" draw:layer="layout" svg:width="13.667cm" svg:height="0.712cm" svg:x="12.2cm" svg:y="9cm">
          <draw:text-box>
            <text:p>A variável “model” é a data selecionada em json.</text:p>
          </draw:text-box>
        </draw:frame>
        <draw:line draw:style-name="gr6" draw:text-style-name="P8" draw:layer="layout" svg:x1="11.8cm" svg:y1="9.4cm" svg:x2="2cm" svg:y2="10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datepicker-popu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m datepicker-popup.component.html</text:p>
              </text:list-item>
            </text:list>
          </draw:text-box>
        </draw:frame>
        <draw:frame draw:style-name="gr12" draw:text-style-name="P5" draw:layer="layout" svg:width="25.6cm" svg:height="8.533cm" svg:x="1.8cm" svg:y="5.8cm">
          <draw:text-box>
            <text:p><text:span text:style-name="T4">&lt;</text:span><text:span text:style-name="T3">div</text:span><text:span text:style-name="T4">&gt;</text:span></text:p>
            <text:p><text:span text:style-name="T4"><text:s text:c="2"/></text:span><text:span text:style-name="T4">&lt;</text:span><text:span text:style-name="T3">form</text:span><text:span text:style-name="T4"> </text:span><text:span text:style-name="T18">class</text:span><text:span text:style-name="T6">=</text:span><text:span text:style-name="T9">"form-inline"</text:span><text:span text:style-name="T4">&gt;</text:span></text:p>
            <text:p><text:span text:style-name="T4"><text:s text:c="6"/></text:span><text:span text:style-name="T4">&lt;</text:span><text:span text:style-name="T3">div</text:span><text:span text:style-name="T4"> </text:span><text:span text:style-name="T18">class</text:span><text:span text:style-name="T6">=</text:span><text:span text:style-name="T9">"form-group"</text:span><text:span text:style-name="T4">&gt;</text:span></text:p>
            <text:p><text:span text:style-name="T4"><text:s text:c="10"/></text:span><text:span text:style-name="T4">&lt;</text:span><text:span text:style-name="T3">div</text:span><text:span text:style-name="T4"> </text:span><text:span text:style-name="T18">class</text:span><text:span text:style-name="T6">=</text:span><text:span text:style-name="T9">"input-group"</text:span><text:span text:style-name="T4">&gt;</text:span></text:p>
            <text:p><text:span text:style-name="T4"><text:s text:c="14"/></text:span><text:span text:style-name="T4">&lt;</text:span><text:span text:style-name="T3">input</text:span><text:span text:style-name="T4"> </text:span><text:span text:style-name="T18">class</text:span><text:span text:style-name="T6">=</text:span><text:span text:style-name="T9">"form-control"</text:span><text:span text:style-name="T4"> </text:span><text:span text:style-name="T18">placeholder</text:span><text:span text:style-name="T6">=</text:span><text:span text:style-name="T9">"yyyy-mm-dd"</text:span><text:span text:style-name="T4"> </text:span><text:span text:style-name="T18">name</text:span><text:span text:style-name="T6">=</text:span><text:span text:style-name="T9">"dp"</text:span><text:span text:style-name="T4"> [(</text:span><text:span text:style-name="T18">ngModel</text:span><text:span text:style-name="T4">)]="</text:span><text:span text:style-name="T18">model</text:span><text:span text:style-name="T4">" </text:span><text:span text:style-name="T18">ngbDatepicker</text:span><text:span text:style-name="T4"> </text:span></text:p>
            <text:p><text:span text:style-name="T4"><text:s text:c="18"/></text:span><text:span text:style-name="T4">#</text:span><text:span text:style-name="T18">d</text:span><text:span text:style-name="T6">=</text:span><text:span text:style-name="T9">"ngbDatepicker"</text:span><text:span text:style-name="T4"> </text:span><text:span text:style-name="T19">(</text:span><text:span text:style-name="T20">dateSelect</text:span><text:span text:style-name="T19">)="</text:span><text:span text:style-name="T20">selecionouData</text:span><text:span text:style-name="T19">()</text:span><text:span text:style-name="T4">"&gt; </text:span></text:p>
            <text:p><text:span text:style-name="T4"><text:s text:c="14"/></text:span><text:span text:style-name="T4">&lt;</text:span><text:span text:style-name="T3">div</text:span><text:span text:style-name="T4"> </text:span><text:span text:style-name="T18">class</text:span><text:span text:style-name="T6">=</text:span><text:span text:style-name="T9">"input-group-append"</text:span><text:span text:style-name="T4">&gt;</text:span></text:p>
            <text:p><text:span text:style-name="T4"><text:s text:c="18"/></text:span><text:span text:style-name="T4">&lt;</text:span><text:span text:style-name="T3">button</text:span><text:span text:style-name="T4"> </text:span><text:span text:style-name="T18">class</text:span><text:span text:style-name="T6">=</text:span><text:span text:style-name="T9">"btn btn-outline-secondary calendar"</text:span><text:span text:style-name="T4"> (</text:span><text:span text:style-name="T18">click</text:span><text:span text:style-name="T4">)="</text:span><text:span text:style-name="T18">d</text:span><text:span text:style-name="T4">.</text:span><text:span text:style-name="T18">toggle</text:span><text:span text:style-name="T4">()" </text:span><text:span text:style-name="T18">type</text:span><text:span text:style-name="T6">=</text:span><text:span text:style-name="T9">"button"</text:span><text:span text:style-name="T4">&gt;&lt;/</text:span><text:span text:style-name="T3">button</text:span><text:span text:style-name="T4">&gt;</text:span></text:p>
            <text:p><text:span text:style-name="T4"><text:s text:c="14"/></text:span><text:span text:style-name="T4">&lt;/</text:span><text:span text:style-name="T3">div</text:span><text:span text:style-name="T4">&gt;</text:span></text:p>
            <text:p><text:span text:style-name="T4"><text:s text:c="10"/></text:span><text:span text:style-name="T4">&lt;/</text:span><text:span text:style-name="T3">div</text:span><text:span text:style-name="T4">&gt;</text:span></text:p>
            <text:p><text:span text:style-name="T4"><text:s text:c="6"/></text:span><text:span text:style-name="T4">&lt;/</text:span><text:span text:style-name="T3">div</text:span><text:span text:style-name="T4">&gt;</text:span></text:p>
            <text:p><text:span text:style-name="T4"><text:s text:c="2"/></text:span><text:span text:style-name="T4">&lt;/</text:span><text:span text:style-name="T3">form</text:span><text:span text:style-name="T4">&gt;</text:span></text:p>
            <text:p><text:span text:style-name="T4"><text:s text:c="2"/></text:span><text:span text:style-name="T4">&lt;</text:span><text:span text:style-name="T3">pre</text:span><text:span text:style-name="T4">&gt;Model: {{ model | json }}&lt;/</text:span><text:span text:style-name="T3">pre</text:span><text:span text:style-name="T4">&gt; </text:span></text:p>
            <text:p><text:span text:style-name="T4"><text:s text:c="2"/></text:span><text:span text:style-name="T4">&lt;</text:span><text:span text:style-name="T3">b</text:span><text:span text:style-name="T4">&gt;{{model!=undefined?model.year:''}}&lt;/</text:span><text:span text:style-name="T3">b</text:span><text:span text:style-name="T4">&gt;</text:span></text:p>
            <text:p><text:span text:style-name="T4"/></text:p>
            <text:p><text:span text:style-name="T4"><text:s text:c="2"/></text:span><text:span text:style-name="T4">&lt;/</text:span><text:span text:style-name="T3">div</text:span><text:span text:style-name="T4">&gt;</text:span></text:p>
          </draw:text-box>
        </draw:frame>
        <draw:frame draw:style-name="gr13" draw:text-style-name="P4" draw:layer="layout" svg:width="14.196cm" svg:height="2.845cm" svg:x="13.3cm" svg:y="11cm">
          <draw:text-box>
            <text:p>O evento (dateSelect) é específico do datepicker.</text:p>
            <text:p>No nosso caso, ele irá disparar a chamada do </text:p>
            <text:p>método “selecionouData()” que por sua vez irá</text:p>
            <text:p>disparar o evento “minhaData” (ver slide anterior). 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 componente Raiz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e.ts</text:p>
                <text:list>
                  <text:list-item>
                    <text:p>Crie o método mostrar Data selecionada, apenas para testes: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5cm" svg:height="4.267cm" svg:x="2.8cm" svg:y="7.6cm">
          <draw:text-box>
            <text:p><text:span text:style-name="T21">mostrarData(data:</text:span><text:span text:style-name="T22">Object</text:span><text:span text:style-name="T21">){</text:span></text:p>
            <text:p><text:span text:style-name="T21"><text:s text:c="4"/></text:span><text:span text:style-name="T21">console.log(</text:span><text:span text:style-name="T23">"Ano:"</text:span><text:span text:style-name="T21"> </text:span><text:span text:style-name="T24">+</text:span><text:span text:style-name="T21"> data[</text:span><text:span text:style-name="T23">'year'</text:span><text:span text:style-name="T21">]);</text:span></text:p>
            <text:p><text:span text:style-name="T21"><text:s text:c="4"/></text:span><text:span text:style-name="T21">console.log(</text:span><text:span text:style-name="T23">"Mês:"</text:span><text:span text:style-name="T21"> </text:span><text:span text:style-name="T24">+</text:span><text:span text:style-name="T21"> data[</text:span><text:span text:style-name="T23">'month'</text:span><text:span text:style-name="T21">]);</text:span></text:p>
            <text:p><text:span text:style-name="T21"><text:s text:c="4"/></text:span><text:span text:style-name="T21">console.log(</text:span><text:span text:style-name="T23">"Dia:"</text:span><text:span text:style-name="T21"> </text:span><text:span text:style-name="T24">+</text:span><text:span text:style-name="T21"> data[</text:span><text:span text:style-name="T23">'day'</text:span><text:span text:style-name="T21">]);</text:span></text:p>
            <text:p><text:span text:style-name="T21"><text:s text:c="2"/></text:span><text:span text:style-name="T21">}</text:span></text:p>
          </draw:text-box>
        </draw:frame>
        <draw:frame draw:style-name="gr15" draw:text-style-name="P4" draw:layer="layout" svg:width="23.484cm" svg:height="1.423cm" svg:x="3.2cm" svg:y="12.2cm">
          <draw:text-box>
            <text:p>Vamos checar se esse método está realmente pegando a data do componente filho</text:p>
            <text:p>Do slide anterior.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 componente Raiz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</text:p>
              </text:list-item>
            </text:list>
          </draw:text-box>
        </draw:frame>
        <draw:frame draw:style-name="gr16" draw:text-style-name="P4" draw:layer="layout" svg:width="18.6cm" svg:height="3.556cm" svg:x="2.4cm" svg:y="5.2cm">
          <draw:text-box>
            <text:p><text:span text:style-name="T21">&lt;</text:span><text:span text:style-name="T25">app-datepicker-popup</text:span><text:span text:style-name="T21"> (</text:span><text:span text:style-name="T26">minhaData</text:span><text:span text:style-name="T21">)="</text:span><text:span text:style-name="T26">mostrarData</text:span><text:span text:style-name="T21">($</text:span><text:span text:style-name="T26">event</text:span><text:span text:style-name="T21">)"&gt; </text:span></text:p>
            <text:p><text:span text:style-name="T21"/></text:p>
            <text:p><text:span text:style-name="T21">&lt;/</text:span><text:span text:style-name="T25">app-datepicker-popup</text:span><text:span text:style-name="T21">&gt;</text:span></text:p>
          </draw:text-box>
        </draw:frame>
        <draw:frame draw:style-name="gr17" draw:text-style-name="P4" draw:layer="layout" svg:width="27.091cm" svg:height="4.978cm" svg:x="0.8cm" svg:y="8.533cm">
          <draw:text-box>
            <text:p>“minhaData” é o evento que você criou no componente DatePickerPopup, usando</text:p>
            <text:p>o @Output. Ele é disparado indiretamente pela evento (dateSelect) – slide 7, ou seja,</text:p>
            <text:p>o ato de selecionar um data no popup. Quando disparado, ele chama o método</text:p>
            <text:p><text:span text:style-name="T27">selecionouData o qual irá emitir um envento dentro de “minhaData” (</text:span><text:span text:style-name="T12"> <text:s text:c="3"/></text:span><text:span text:style-name="T11">this</text:span><text:span text:style-name="T12">.minhaData.emit(</text:span><text:span text:style-name="T11">this</text:span><text:span text:style-name="T12">.model);</text:span>)</text:p>
            <text:p>Slide 6. Note que esse “emit” passa como parâmetro a variável “model”, que é a data </text:p>
            <text:p>selecionada como um objeto json. Esse mesmo “model” é passado como $event para o método </text:p>
            <text:p>MostrarData – slide 8, o qual mostra a data no console.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to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5:38:31.584667895</meta:creation-date>
    <meta:editing-duration>PT16H58M57S</meta:editing-duration>
    <meta:editing-cycles>247</meta:editing-cycles>
    <meta:generator>LibreOffice/6.0.7.3$Linux_X86_64 LibreOffice_project/00m0$Build-3</meta:generator>
    <dc:title>Bright Blue</dc:title>
    <dc:date>2019-03-29T15:38:22.135417975</dc:date>
    <meta:document-statistic meta:object-count="77"/>
  </office:meta>
</office:document-meta>
</file>